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8.65511811023623pt" style:use-optimal-column-width="true"/>
    </style:style>
    <style:style style:name="ACOL-2" style:family="table-column">
      <style:table-column-properties style:column-width="78.03779527559055pt" style:use-optimal-column-width="true"/>
    </style:style>
    <style:style style:name="ACOL-3" style:family="table-column">
      <style:table-column-properties style:column-width="64.00629921259842pt" style:use-optimal-column-width="true"/>
    </style:style>
    <style:style style:name="ACOL-4" style:family="table-column">
      <style:table-column-properties style:column-width="108.90708661417322pt" style:use-optimal-column-width="true"/>
    </style:style>
    <style:style style:name="ACOL-5" style:family="table-column">
      <style:table-column-properties style:column-width="72.90708661417322pt" style:use-optimal-column-width="true"/>
    </style:style>
    <style:style style:name="ACOL-6" style:family="table-column"/>
    <style:style style:name="AROW-1" style:family="table-row">
      <style:table-row-properties style:row-height="12.81259842519685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 table:print-ranges="$'Hoja1'.A1:.C45">
        <office:forms form:automatic-focus="false" form:apply-design-mode="false">
          <form:form/>
        </office:forms>
        <table:table-column table:default-cell-style-name="ACE-3" table:style-name="ACOL-1"/>
        <table:table-column table:default-cell-style-name="ACE-6" table:style-name="ACOL-2"/>
        <table:table-column table:default-cell-style-name="ACE-3" table:style-name="ACOL-3" table:number-columns-repeated="4"/>
        <table:table-column table:default-cell-style-name="ACE-3" table:style-name="ACOL-4"/>
        <table:table-column table:default-cell-style-name="ACE-3" table:style-name="ACOL-3" table:number-columns-repeated="3"/>
        <table:table-column table:default-cell-style-name="ACE-3" table:style-name="ACOL-5"/>
        <table:table-column table:default-cell-style-name="ACE-3" table:style-name="ACOL-3"/>
        <table:table-column table:default-cell-style-name="ACE-3" table:style-name="ACOL-0" table:number-columns-repeated="116"/>
        <table:table-row table:style-name="AROW-1">
          <table:table-cell table:style-name="ACE-0" office:value-type="string">
            <text:p><text:s text:c="2"/>COMPONENTES <text:s/></text:p>
          </table:table-cell>
          <table:table-cell table:style-name="ACE-4" office:value-type="string">
            <text:p>valor</text:p>
          </table:table-cell>
          <table:table-cell table:style-name="ACE-0" office:value-type="string">
            <text:p><text:s text:c="2"/>precio <text:s text:c="2"/>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ondensador 1 <text:s text:c="2"/></text:p>
          </table:table-cell>
          <table:table-cell table:style-name="ACE-5" office:value-type="string">
            <text:p>330uF</text:p>
          </table:table-cell>
          <table:table-cell table:style-name="ACE-1" office:value-type="float" office:value="200">
            <text:p><text:s/>$###,2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ondensador 2 <text:s text:c="2"/></text:p>
          </table:table-cell>
          <table:table-cell table:style-name="ACE-5" office:value-type="string">
            <text:p>330uF</text:p>
          </table:table-cell>
          <table:table-cell table:style-name="ACE-1" office:value-type="float" office:value="200">
            <text:p><text:s/>$###,200 </text:p>
          </table:table-cell>
          <table:table-cell table:number-columns-repeated="3" table:style-name="ACE-3"/>
          <table:table-cell table:style-name="ACE-3" office:value-type="string">
            <text:p><text:s text:c="2"/>TOTAL TARJETA <text:s/></text:p>
          </table:table-cell>
          <table:table-cell table:style-name="ACE-3" table:formula="of:=SUM([.C2:.C18])" office:value-type="float" office:value="34940">
            <text:p><text:s/>$#,34940 </text:p>
          </table:table-cell>
          <table:table-cell table:number-columns-repeated="120" table:style-name="ACE-3"/>
        </table:table-row>
        <table:table-row table:style-name="AROW-1">
          <table:table-cell table:style-name="ACE-1" office:value-type="string">
            <text:p><text:s text:c="2"/>Condensador 3 <text:s text:c="2"/></text:p>
          </table:table-cell>
          <table:table-cell table:style-name="ACE-5" office:value-type="string">
            <text:p>100pF</text:p>
          </table:table-cell>
          <table:table-cell table:style-name="ACE-1" office:value-type="float" office:value="50">
            <text:p><text:s/>$####,50 </text:p>
          </table:table-cell>
          <table:table-cell table:number-columns-repeated="3" table:style-name="ACE-3"/>
          <table:table-cell table:style-name="ACE-3" office:value-type="string">
            <text:p><text:s text:c="2"/>TOTAL TARJETA KIT 1 <text:s/></text:p>
          </table:table-cell>
          <table:table-cell table:style-name="ACE-3" table:formula="of:=[.H3]+[.C30]" office:value-type="float" office:value="54830">
            <text:p><text:s/>$#,54830 </text:p>
          </table:table-cell>
          <table:table-cell table:number-columns-repeated="2" table:style-name="ACE-3"/>
          <table:table-cell table:style-name="ACE-7" office:value-type="string">
            <text:p><text:s text:c="2"/>TOTAL VENTA <text:s/></text:p>
          </table:table-cell>
          <table:table-cell table:style-name="ACE-7" office:value-type="float" office:value="120000">
            <text:p><text:s/>$,120000 </text:p>
          </table:table-cell>
          <table:table-cell table:number-columns-repeated="116" table:style-name="ACE-3"/>
        </table:table-row>
        <table:table-row table:style-name="AROW-1">
          <table:table-cell table:style-name="ACE-1" office:value-type="string">
            <text:p><text:s text:c="2"/>Regleta macho <text:s text:c="2"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900">
            <text:p><text:s/>$###,9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JACK <text:s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500">
            <text:p><text:s/>$###,5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1 <text:s text:c="2"/></text:p>
          </table:table-cell>
          <table:table-cell table:style-name="ACE-5" office:value-type="string">
            <text:p>10k</text:p>
          </table:table-cell>
          <table:table-cell table:style-name="ACE-1" office:value-type="float" office:value="70">
            <text:p><text:s/>$####,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2 <text:s/></text:p>
          </table:table-cell>
          <table:table-cell table:style-name="ACE-5" office:value-type="string">
            <text:p>10k</text:p>
          </table:table-cell>
          <table:table-cell table:style-name="ACE-1" office:value-type="float" office:value="70">
            <text:p><text:s/>$####,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3 <text:s/></text:p>
          </table:table-cell>
          <table:table-cell table:style-name="ACE-5" office:value-type="string">
            <text:p>10k</text:p>
          </table:table-cell>
          <table:table-cell table:style-name="ACE-1" office:value-type="float" office:value="70">
            <text:p><text:s/>$####,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4 <text:s/></text:p>
          </table:table-cell>
          <table:table-cell table:style-name="ACE-5" office:value-type="string">
            <text:p>10k</text:p>
          </table:table-cell>
          <table:table-cell table:style-name="ACE-1" office:value-type="float" office:value="70">
            <text:p><text:s/>$####,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5 <text:s/></text:p>
          </table:table-cell>
          <table:table-cell table:style-name="ACE-5" office:value-type="string">
            <text:p>10k</text:p>
          </table:table-cell>
          <table:table-cell table:style-name="ACE-1" office:value-type="float" office:value="70">
            <text:p><text:s/>$####,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6 <text:s text:c="2"/></text:p>
          </table:table-cell>
          <table:table-cell table:style-name="ACE-5" office:value-type="string">
            <text:p>100k</text:p>
          </table:table-cell>
          <table:table-cell table:style-name="ACE-1" office:value-type="float" office:value="70">
            <text:p><text:s/>$####,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7 <text:s text:c="2"/></text:p>
          </table:table-cell>
          <table:table-cell table:style-name="ACE-5" office:value-type="string">
            <text:p>220k</text:p>
          </table:table-cell>
          <table:table-cell table:style-name="ACE-1" office:value-type="float" office:value="70">
            <text:p><text:s/>$####,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Pulsador pequeño <text:s text:c="2"/></text:p>
          </table:table-cell>
          <table:table-cell table:style-name="ACE-5" office:value-type="string">
            <text:p>4 pines</text:p>
          </table:table-cell>
          <table:table-cell table:style-name="ACE-1" office:value-type="float" office:value="200">
            <text:p><text:s/>$###,2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ESP 8266 encapsulado 07 <text:s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16000">
            <text:p><text:s/>$#,16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LM1117 encapsulado SOT223 <text:s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3000">
            <text:p><text:s/>$##,3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Baquela antisolder doble capa <text:s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7400">
            <text:p><text:s/>$##,74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onversor USB TTY <text:s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6000">
            <text:p><text:s/>$##,6000 </text:p>
          </table:table-cell>
          <table:table-cell table:number-columns-repeated="125" table:style-name="ACE-3"/>
        </table:table-row>
        <table:table-row table:style-name="AROW-1">
          <table:table-cell table:style-name="ACE-2" office:value-type="string">
            <text:p><text:s text:c="2"/>TOTAL TARJETA <text:s/></text:p>
          </table:table-cell>
          <table:table-cell table:style-name="ACE-4"/>
          <table:table-cell table:style-name="ACE-2" table:formula="of:=SUM([.C2:.C18])" office:value-type="float" office:value="34940">
            <text:p><text:s/>$#,34940 </text:p>
          </table:table-cell>
          <table:table-cell table:number-columns-repeated="125" table:style-name="ACE-3"/>
        </table:table-row>
        <table:table-row table:style-name="AROW-1">
          <table:table-cell table:style-name="ACE-1"/>
          <table:table-cell table:style-name="ACE-5"/>
          <table:table-cell table:style-name="ACE-1"/>
          <table:table-cell table:number-columns-repeated="125" table:style-name="ACE-3"/>
        </table:table-row>
        <table:table-row table:style-name="AROW-1">
          <table:table-cell table:style-name="ACE-0" office:value-type="string">
            <text:p><text:s text:c="2"/>KIT BASICO <text:s/></text:p>
          </table:table-cell>
          <table:table-cell table:style-name="ACE-4" office:value-type="string">
            <text:p>cantidad</text:p>
          </table:table-cell>
          <table:table-cell table:style-name="ACE-0" office:value-type="string">
            <text:p><text:s text:c="2"/>precio <text:s text:c="2"/>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jumpers <text:s text:c="3"/></text:p>
          </table:table-cell>
          <table:table-cell table:style-name="ACE-5" office:value-type="float" office:value="10">
            <text:p>10</text:p>
          </table:table-cell>
          <table:table-cell table:style-name="ACE-1" office:value-type="float" office:value="700">
            <text:p><text:s/>$###,7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leds <text:s/></text:p>
          </table:table-cell>
          <table:table-cell table:style-name="ACE-5" office:value-type="float" office:value="4">
            <text:p>4</text:p>
          </table:table-cell>
          <table:table-cell table:style-name="ACE-1" office:value-type="float" office:value="600">
            <text:p><text:s/>$###,6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Puldador 2 pines <text:s/></text:p>
          </table:table-cell>
          <table:table-cell table:style-name="ACE-5"/>
          <table:table-cell table:style-name="ACE-1" office:value-type="float" office:value="200">
            <text:p><text:s/>$###,2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fotocelda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50">
            <text:p><text:s/>$###,15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protoboard pequeña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6000">
            <text:p><text:s/>$##,6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transistores <text:s text:c="2"/></text:p>
          </table:table-cell>
          <table:table-cell table:style-name="ACE-5" office:value-type="float" office:value="4">
            <text:p>4</text:p>
          </table:table-cell>
          <table:table-cell table:style-name="ACE-1" office:value-type="float" office:value="600">
            <text:p><text:s/>$###,6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Modulo potencia <text:s/></text:p>
          </table:table-cell>
          <table:table-cell table:style-name="ACE-5" office:value-type="float" office:value="1">
            <text:p>1</text:p>
          </table:table-cell>
          <table:table-cell table:style-name="ACE-1" table:formula="of:=SUM([.C33:.C44])" office:value-type="float" office:value="11040">
            <text:p><text:s/>$#,1104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potenciometro 100k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600">
            <text:p><text:s/>$###,600 </text:p>
          </table:table-cell>
          <table:table-cell table:number-columns-repeated="125" table:style-name="ACE-3"/>
        </table:table-row>
        <table:table-row table:style-name="AROW-1">
          <table:table-cell table:style-name="ACE-2" office:value-type="string">
            <text:p><text:s text:c="2"/>TOTAL KIT BASICO <text:s text:c="2"/></text:p>
          </table:table-cell>
          <table:table-cell table:style-name="ACE-4"/>
          <table:table-cell table:style-name="ACE-2" table:formula="of:=SUM([.C22:.C29])" office:value-type="float" office:value="19890">
            <text:p><text:s/>$#,19890 </text:p>
          </table:table-cell>
          <table:table-cell table:number-columns-repeated="125" table:style-name="ACE-3"/>
        </table:table-row>
        <table:table-row table:style-name="AROW-1">
          <table:table-cell table:style-name="ACE-1"/>
          <table:table-cell table:style-name="ACE-5"/>
          <table:table-cell table:style-name="ACE-1"/>
          <table:table-cell table:number-columns-repeated="125" table:style-name="ACE-3"/>
        </table:table-row>
        <table:table-row table:style-name="AROW-1">
          <table:table-cell table:style-name="ACE-2" office:value-type="string">
            <text:p><text:s text:c="2"/>MODULO POTENCIA <text:s/></text:p>
          </table:table-cell>
          <table:table-cell table:style-name="ACE-4" office:value-type="string">
            <text:p>cantidad</text:p>
          </table:table-cell>
          <table:table-cell table:style-name="ACE-0" office:value-type="string">
            <text:p><text:s text:c="2"/>precio <text:s text:c="2"/>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Diodo 4004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50">
            <text:p><text:s/>$####,5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onectores MOLEX <text:s/>2 pines <text:s/></text:p>
          </table:table-cell>
          <table:table-cell table:style-name="ACE-5" office:value-type="float" office:value="2">
            <text:p>2</text:p>
          </table:table-cell>
          <table:table-cell table:style-name="ACE-1" office:value-type="float" office:value="400">
            <text:p><text:s/>$###,4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Transistores 2N2222 <text:s/></text:p>
          </table:table-cell>
          <table:table-cell table:style-name="ACE-5" office:value-type="float" office:value="2">
            <text:p>2</text:p>
          </table:table-cell>
          <table:table-cell table:style-name="ACE-1" office:value-type="float" office:value="300">
            <text:p><text:s/>$###,3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1 10k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70">
            <text:p><text:s/>$####,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2 30K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70">
            <text:p><text:s/>$####,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lay 5 pines 5v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500">
            <text:p><text:s/>$##,15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Baquela antisolder doble capa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4000">
            <text:p><text:s/>$##,4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aja protectora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000">
            <text:p><text:s/>$##,1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able calibre 12 <text:s/></text:p>
          </table:table-cell>
          <table:table-cell table:style-name="ACE-5" office:value-type="string">
            <text:p>metro y medio</text:p>
          </table:table-cell>
          <table:table-cell table:style-name="ACE-1" office:value-type="float" office:value="1500">
            <text:p><text:s/>$##,15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lavija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000">
            <text:p><text:s/>$##,1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Led piloto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50">
            <text:p><text:s/>$###,15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Toma corriente empotrar hembra <text:s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000">
            <text:p><text:s/>$##,1000 </text:p>
          </table:table-cell>
          <table:table-cell table:number-columns-repeated="125" table:style-name="ACE-3"/>
        </table:table-row>
        <table:table-row table:style-name="AROW-1">
          <table:table-cell table:style-name="ACE-2" office:value-type="string">
            <text:p><text:s text:c="2"/>TOTAL MODULO POTENCIA <text:s/></text:p>
          </table:table-cell>
          <table:table-cell table:style-name="ACE-4"/>
          <table:table-cell table:style-name="ACE-2" table:formula="of:=SUM([.C33:.C44])" office:value-type="float" office:value="11040">
            <text:p><text:s/>$#,11040 </text:p>
          </table:table-cell>
          <table:table-cell table:number-columns-repeated="125" table:style-name="ACE-3"/>
        </table:table-row>
        <table:table-row table:style-name="AROW-0" table:number-rows-repeated="83">
          <table:table-cell table:number-columns-repeated="128"/>
        </table:table-row>
        <table:named-expressions>
          <table:named-range table:name="Print_Area" table:cell-range-address=".$A$1:.$C$45" table:base-cell-address="$'Hoja1'.$A$1" table:range-usable-as="print-range filter repeat-row repeat-column"/>
          <table:named-expression table:name="Sheet_Title" table:expression="of:=&quot;Hoja1&quot;" table:base-cell-address="$'Hoja1'.$A$1"/>
        </table:named-expressions>
        <gnm:selections gnm:cursor-col="0" gnm:cursor-row="0">
          <gnm:selection gnm:start-col="0" gnm:start-row="0" gnm:end-col="2" gnm:end-row="4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-0">
      <number:text>
        <gnm:invisible gnm:char="(" office:process-content="true"/>
      </number:text>
      <number:currency-symbol>$</number:currency-symbol>
      <number:text>
        <gnm:repeated>#</gnm:repeated>
      </number:text>
      <number:number number:decimal-places="0" number:grouping="true" number:min-integer-digits="1"/>
      <number:text>
        <gnm:invisible gnm:char=")" office:process-content="true"/>
      </number:text>
    </number:currency-style>
    <number:currency-style style:name="ND-0-1">
      <number:text>
        <gnm:invisible gnm:char="(" office:process-content="true"/>
      </number:text>
      <number:currency-symbol>$</number:currency-symbol>
      <number:text>
        <gnm:repeated>(</gnm:repeated>
      </number:text>
      <number:number number:decimal-places="0" number:grouping="true" number:min-integer-digits="1"/>
      <number:text>)</number:text>
    </number:currency-style>
    <number:number-style style:name="ND-0-2">
      <number:number number:decimal-places="0" number:grouping="false" number:min-integer-digits="0" gnm:min-integer-chars="1"/>
      <number:text> <gnm:invisible gnm:char="(" office:process-content="true"/>$<gnm:repeated>-</gnm:repeated> <gnm:invisible gnm:char=")" office:process-content="true"/></number:text>
    </number:number-style>
    <number:text-style style:name="ND-0">
      <number:text>
        <gnm:invisible gnm:char="(" office:process-content="true"/>
      </number:text>
      <number:text-content/>
      <number:text>
        <gnm:invisible gnm:char=")" office:process-content="true"/>
      </number:text>
      <style:map style:condition="value()&gt;0" style:apply-style-name="ND-0-0"/>
      <style:map style:condition="value()&lt;0" style:apply-style-name="ND-0-1"/>
      <style:map style:condition="value()=0" style:apply-style-name="ND-0-2"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.00%" gnm:style-print=""/>
      <style:header-style>
        <style:header-footer-properties fo:border="none" style:shadow="none" fo:padding="0pt" fo:margin="0pt" fo:min-height="21.259842519685048pt" svg:height="21.259842519685048pt" style:dynamic-spacing="true"/>
      </style:header-style>
      <style:footer-style>
        <style:header-footer-properties fo:border="none" style:shadow="none" fo:padding="0pt" fo:margin="0pt" fo:min-height="21.259842519685034pt" svg:height="21.259842519685034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5-07T14:27:27Z</dc:date>
    <meta:creation-date>2016-02-25T18:57:08Z</meta:creation-date>
    <meta:editing-cycles>1</meta:editing-cycles>
    <meta:editing-duration>PT20M12S</meta:editing-duration>
    <meta:generator>gnumeric/1.12.28</meta:generator>
    <meta:user-defined meta:name="meta:print-date" meta:value-type="date">2016-05-07T14:26:50Z</meta:user-defined>
  </office:meta>
</office:document-meta>
</file>